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00a1b" officeooo:paragraph-rsid="00000a1b"/>
    </style:style>
    <style:style style:name="P2" style:family="paragraph" style:parent-style-name="Standard">
      <style:text-properties officeooo:rsid="000091c6" officeooo:paragraph-rsid="000091c6"/>
    </style:style>
    <style:style style:name="P3" style:family="paragraph" style:parent-style-name="Standard">
      <style:text-properties officeooo:rsid="0003e899" officeooo:paragraph-rsid="0003e899"/>
    </style:style>
    <style:style style:name="P4" style:family="paragraph" style:parent-style-name="Standard">
      <style:text-properties officeooo:rsid="0004bb08" officeooo:paragraph-rsid="0004bb08"/>
    </style:style>
    <style:style style:name="P5" style:family="paragraph" style:parent-style-name="Preformatted_20_Text">
      <style:paragraph-properties fo:margin-top="0cm" fo:margin-bottom="0.499cm" loext:contextual-spacing="false"/>
    </style:style>
    <style:style style:name="P6" style:family="paragraph" style:parent-style-name="Text_20_body" style:list-style-name="L1"/>
    <style:style style:name="P7" style:family="paragraph" style:parent-style-name="Standard">
      <style:text-properties officeooo:rsid="00000a1b" officeooo:paragraph-rsid="00000a1b"/>
    </style:style>
    <style:style style:name="P8" style:family="paragraph" style:parent-style-name="Standard">
      <style:text-properties officeooo:rsid="000513e4" officeooo:paragraph-rsid="000513e4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s text:c="2"/>background-size:cover;</text:p>
      <text:p text:style-name="P1"><text:tab/>or</text:p>
      <text:p text:style-name="P1"><text:s text:c="2"/>background-size:contain;</text:p>
      <text:p text:style-name="P1"/>
      <text:p text:style-name="P1"/>
      <text:p text:style-name="P1"><text:s text:c="2"/>background-attachment: fixed;</text:p>
      <text:p text:style-name="P1"><text:tab/>or</text:p>
      <text:p text:style-name="P1"><text:s text:c="2"/>background-attachment: scroll;</text:p>
      <text:p text:style-name="P1"/>
      <text:p text:style-name="P8">outline-color: #fffffff</text:p>
      <text:p text:style-name="P8">outline-style: solid</text:p>
      <text:p text:style-name="P1"/>
      <text:p text:style-name="P1"/>
      <text:p text:style-name="P1">background-image: -webkit-linear-gradient(#FFD194,#BC1324);</text:p>
      <text:p text:style-name="P1"/>
      <text:p text:style-name="P1"/>
      <text:p text:style-name="P1"/>
      <text:section text:style-name="Sect1" text:name="workspace">
        <text:section text:style-name="Sect1" text:name="discovery-resize-03">
          <text:p text:style-name="Preformatted_20_Text"><text:span text:style-name="Source_20_Text"><text:s text:c="2"/>display: flex; </text:span></text:p>
          <text:p text:style-name="Preformatted_20_Text"><text:span text:style-name="Source_20_Text"><text:s text:c="2"/>flex-wrap: wrap; </text:span></text:p>
          <text:p text:style-name="P5"><text:span text:style-name="Source_20_Text"><text:s text:c="2"/>justify-content: center;</text:span></text:p>
        </text:section>
      </text:section>
      <text:p text:style-name="P1"/>
      <text:p text:style-name="P3">text-shadow: 0.25px 1px 0.25px #000000;</text:p>
      <text:p text:style-name="P1"/>
      <text:p text:style-name="P1"/>
      <text:p text:style-name="P2"><text:s text:c="2"/>&lt;table&gt;</text:p>
      <text:p text:style-name="P2"><text:s text:c="2"/>&lt;thead&gt;</text:p>
      <text:p text:style-name="P2"><text:s text:c="4"/>&lt;tr&gt;</text:p>
      <text:p text:style-name="P2"><text:s text:c="6"/>&lt;th scope="col"&gt;Company Name&lt;/th&gt;</text:p>
      <text:p text:style-name="P2"><text:s text:c="6"/>&lt;th scope="col"&gt;Number of Items to Ship&lt;/th&gt;</text:p>
      <text:p text:style-name="P2"><text:s text:c="6"/>&lt;th scope="col"&gt;Next Action&lt;/th&gt;</text:p>
      <text:p text:style-name="P2"><text:s text:c="4"/>&lt;/tr&gt;</text:p>
      <text:p text:style-name="P2"><text:s text:c="4"/>&lt;/thead&gt;</text:p>
      <text:p text:style-name="P2"><text:s text:c="3"/>&lt;tbody&gt;</text:p>
      <text:p text:style-name="P2"><text:s text:c="4"/>&lt;tr&gt;</text:p>
      <text:p text:style-name="P2"><text:s text:c="6"/>&lt;td&gt;Adam's Greenworks&lt;/td&gt;</text:p>
      <text:p text:style-name="P2"><text:s text:c="6"/>&lt;td&gt;14&lt;/td&gt;</text:p>
      <text:p text:style-name="P2"><text:s text:c="6"/>&lt;td&gt;Package Items&lt;/td&gt;</text:p>
      <text:p text:style-name="P2"><text:s text:c="4"/>&lt;/tr&gt;</text:p>
      <text:p text:style-name="P2"><text:s text:c="4"/>&lt;tr&gt;</text:p>
      <text:p text:style-name="P2"><text:s text:c="2"/>&lt;td&gt;Davie's Burgers&lt;/td&gt;</text:p>
      <text:p text:style-name="P2"><text:s text:c="2"/>&lt;td&gt;2&lt;/td&gt;</text:p>
      <text:p text:style-name="P2"><text:s text:c="2"/>&lt;td&gt;Send Invoice&lt;/td&gt;</text:p>
      <text:p text:style-name="P2">&lt;/tr&gt;</text:p>
      <text:p text:style-name="P2">&lt;tr&gt;</text:p>
      <text:p text:style-name="P2"><text:s text:c="2"/>&lt;td&gt;Baker's Bike Shop&lt;/td&gt;</text:p>
      <text:p text:style-name="P2"><text:s text:c="2"/>&lt;td&gt;3&lt;/td&gt;</text:p>
      <text:p text:style-name="P2"><text:s text:c="2"/>&lt;td&gt;Send Invoice&lt;/td&gt;</text:p>
      <text:p text:style-name="P2">&lt;/tr&gt;</text:p>
      <text:p text:style-name="P2">&lt;tr&gt;</text:p>
      <text:p text:style-name="P2"><text:s text:c="2"/>&lt;td&gt;Miss Sally's Southern&lt;/td&gt;</text:p>
      <text:p text:style-name="P2"><text:s text:c="2"/>&lt;td&gt;4&lt;/td&gt;</text:p>
      <text:p text:style-name="P2"><text:soft-page-break/><text:s text:c="2"/>&lt;td&gt;Ship&lt;/td&gt;</text:p>
      <text:p text:style-name="P2">&lt;/tr&gt;</text:p>
      <text:p text:style-name="P2">&lt;tr&gt;</text:p>
      <text:p text:style-name="P2"><text:s text:c="2"/>&lt;td&gt;Summit Resort Rentals&lt;/td&gt;</text:p>
      <text:p text:style-name="P2"><text:s text:c="2"/>&lt;td&gt;4&lt;/td&gt;</text:p>
      <text:p text:style-name="P2"><text:s text:c="2"/>&lt;td&gt;Ship&lt;/td&gt;</text:p>
      <text:p text:style-name="P2">&lt;/tr&gt;</text:p>
      <text:p text:style-name="P2">&lt;tr&gt;</text:p>
      <text:p text:style-name="P2"><text:s text:c="2"/>&lt;td&gt;Strike Fitness&lt;/td&gt;</text:p>
      <text:p text:style-name="P2"><text:s text:c="2"/>&lt;td&gt;1&lt;/td&gt;</text:p>
      <text:p text:style-name="P2"><text:s text:c="2"/>&lt;td&gt;Enter Order&lt;/td&gt;</text:p>
      <text:p text:style-name="P2">&lt;/tr&gt;</text:p>
      <text:p text:style-name="P2"><text:s text:c="5"/>&lt;tfoot&gt;</text:p>
      <text:p text:style-name="P2"><text:s text:c="7"/>&lt;td&gt;Total&lt;/td&gt;</text:p>
      <text:p text:style-name="P2"><text:s text:c="7"/>&lt;td&gt;28&lt;/td&gt;</text:p>
      <text:p text:style-name="P2"><text:s text:c="4"/>&lt;/tfoot&gt;</text:p>
      <text:p text:style-name="P2"><text:s text:c="4"/></text:p>
      <text:p text:style-name="P2"><text:s text:c="4"/>&lt;/tbody&gt;</text:p>
      <text:p text:style-name="P2"><text:s text:c="2"/>&lt;/table&gt;</text:p>
      <text:p text:style-name="P2"/>
      <text:p text:style-name="P4"><text:s/>&lt;link rel="stylesheet" href="https://maxcdn.bootstrapcdn.com/bootstrap/3.3.6/css/bootstrap.min.css" integrity="sha384-1q8mTJOASx8j1Au+a5WDVnPi2lkFfwwEAa8hDDdjZlpLegxhjVME1fgjWPGmkzs7" crossorigin="anonymous"&gt;</text:p>
      <text:p text:style-name="P2"><text:bookmark text:name="workspace"/></text:p>
      <text:section text:style-name="Sect1" text:name="Section1">
        <text:section text:style-name="Sect1" text:name="Section2">
          <text:h text:style-name="Heading_20_4" text:outline-level="4"><text:bookmark text:name="bootstrap-classes"/><text:bookmark text:name="discovery-resize-03"/>Bootstrap classes</text:h>
          <text:list xml:id="list1277296791" text:style-name="L1">
            <text:list-item>
              <text:p text:style-name="P6"><text:span text:style-name="Emphasis">row</text:span>: Arranges HTML elements in rows, and can be useful when building headers/navigation menus, main feature sections, supporting content sections and footers. </text:p>
            </text:list-item>
            <text:list-item>
              <text:p text:style-name="P6"><text:span text:style-name="Emphasis">jumbotron</text:span>: Used to create large showcase sections featuring important content.</text:p>
            </text:list-item>
            <text:list-item>
              <text:p text:style-name="P6"><text:span text:style-name="Emphasis">col-sm-*</text:span>: Used to span a specified number of columns on the Bootstrap grid. The "sm" is short for "small", and maintains desired CSS layouts on small screens (tablet-sized). </text:p>
            </text:list-item>
            <text:list-item>
              <text:p text:style-name="P6"><text:span text:style-name="Emphasis">text-right</text:span>: Bootstrap class used to orient text to the right side of the webpage. </text:p>
            </text:list-item>
            <text:list-item>
              <text:p text:style-name="P6"><text:span text:style-name="Emphasis">btn btn-primary</text:span>: Bootstrap class used to style page elements as buttons.</text:p>
            </text:list-item>
          </text:list>
        </text:section>
      </text:section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18M52S</meta:editing-duration>
    <meta:editing-cycles>4</meta:editing-cycles>
    <meta:generator>LibreOffice/5.3.3.2$Windows_x86 LibreOffice_project/3d9a8b4b4e538a85e0782bd6c2d430bafe583448</meta:generator>
    <dc:date>2017-07-13T13:57:30.513000000</dc:date>
    <meta:document-statistic meta:table-count="0" meta:image-count="0" meta:object-count="0" meta:page-count="2" meta:paragraph-count="66" meta:word-count="189" meta:character-count="1835" meta:non-whitespace-character-count="1564"/>
    <meta:user-defined meta:name="Info 1"/>
    <meta:user-defined meta:name="Info 2"/>
    <meta:user-defined meta:name="Info 3"/>
    <meta:user-defined meta:name="Info 4"/>
  </office:meta>
</office:document-meta>
</file>